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b8d1f" officeooo:paragraph-rsid="001b8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.S Assignment-1</text:p>
      <text:p text:style-name="Standard"/>
      <text:p text:style-name="P2">Documentation for Question 3</text:p>
      <text:p text:style-name="Standard"/>
      <text:p text:style-name="Standard"/>
      <text:p text:style-name="P3">My submission for this question has a set of different files for the different functionalities required. The file named q21 is the main file and is responsible for the main functionality of the c shell. File named directory_utils.c is file containing the fuctions required to implement the dir command and directory_utils.h is the header file to include the file in my file. Then the q23.c file handles the implementation for the date command. There are two .txt files that i used for testcases.</text:p>
      <text:p text:style-name="P3"/>
      <text:p text:style-name="P3">I have used fork and execvp for the implementation of date command whereas the vfork() for the implementation of the dir command as it provides a shared memory and hence leads to easier implementation.</text:p>
      <text:p text:style-name="P3"/>
      <text:p text:style-name="P3"/>
      <text:p text:style-name="P3">The documentations are written <text:s/>in a hurry so plz pardon me for the same as much explaination is not he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3:47:02.056130414</meta:creation-date>
    <dc:date>2023-08-29T23:54:23.763708815</dc:date>
    <meta:editing-duration>PT7M21S</meta:editing-duration>
    <meta:editing-cycles>1</meta:editing-cycles>
    <meta:document-statistic meta:table-count="0" meta:image-count="0" meta:object-count="0" meta:page-count="1" meta:paragraph-count="5" meta:word-count="143" meta:character-count="846" meta:non-whitespace-character-count="707"/>
    <meta:generator>LibreOffice/7.3.7.2$Linux_X86_64 LibreOffice_project/30$Build-2</meta:generator>
  </office:meta>
</office:document-meta>
</file>